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line-through-style="solid"/>
    </style:style>
    <style:style style:name="T3" style:family="text">
      <style:text-properties style:text-line-through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MBx11FF6_17</text:p>
      <text:p text:style-name="P1"><text:span text:style-name="T1">American Genizah Project: Partnership for Posterity</text:span></text:p>
      <text:p text:style-name="P1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11, FF 6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text:tab/></text:p>
      <text:p text:style-name="P2"><text:s/>(manuscript or typescript) <text:tab/><text:tab/><text:tab/><text:tab/></text:p>
      <text:p text:style-name="P2">Language (s)<text:tab/><text:tab/><text:tab/><text:tab/><text:tab/>English, Hebrew<text:tab/><text:tab/><text:tab/><text:tab/><text:tab/></text:p>
      <text:p text:style-name="P2">Author of letter<text:tab/><text:tab/><text:tab/><text:tab/>Sabato Morais<text:tab/></text:p>
      <text:p text:style-name="P2">Signed letter<text:tab/><text:tab/><text:tab/><text:tab/><text:tab/>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</text:p>
      <text:p text:style-name="P2">Month<text:tab/><text:tab/><text:tab/><text:tab/><text:tab/><text:tab/></text:p>
      <text:p text:style-name="P2">Year<text:tab/><text:tab/><text:tab/><text:tab/><text:tab/><text:tab/></text:p>
      <text:p text:style-name="P2">Hebrew Date<text:tab/><text:tab/><text:tab/><text:tab/><text:tab/></text:p>
      <text:p text:style-name="P2">Undated</text:p>
      <text:p text:style-name="P2">City<text:tab/><text:tab/><text:tab/><text:tab/><text:tab/><text:tab/>Philadelphia</text:p>
      <text:p text:style-name="P2">State<text:tab/><text:tab/><text:tab/><text:tab/><text:tab/><text:tab/>PA</text:p>
      <text:p text:style-name="P2">Country<text:tab/><text:tab/><text:tab/><text:tab/><text:tab/>USA</text:p>
      <text:p text:style-name="P2">Subject<text:tab/><text:tab/><text:tab/><text:tab/><text:tab/>Funeral sermons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</text:p>
      <text:p text:style-name="P2">(Synagogue) Sermon<text:tab/><text:tab/><text:tab/><text:tab/>Y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><text:soft-page-break/></text:p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4</text:p>
      <text:p text:style-name="P2">Number of Sheets<text:tab/><text:tab/><text:tab/><text:tab/>1</text:p>
      <text:p text:style-name="P2">Fragment<text:tab/><text:tab/><text:tab/><text:tab/><text:tab/></text:p>
      <text:p text:style-name="P2">Pagination <text:tab/><text:tab/><text:tab/><text:tab/><text:tab/>N</text:p>
      <text:p text:style-name="P2">Foliation</text:p>
      <text:p text:style-name="P2">Additional Numeration</text:p>
      <text:p text:style-name="P2">Envelope<text:tab/><text:tab/><text:tab/><text:tab/><text:tab/></text:p>
      <text:p text:style-name="P2">Stamp<text:tab/><text:tab/><text:tab/><text:tab/><text:tab/><text:tab/></text:p>
      <text:p text:style-name="P2">Postma<text:tab/>rk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>VII Transcription</text:p>
      <text:p text:style-name="P5">(Symbols: ?=uncertain; []=supplied information; /=end of line)</text:p>
      <text:p text:style-name="P5"/>
      <text:p text:style-name="P5">[Page 1]</text:p>
      <text:p text:style-name="P6">For a funeral/</text:p>
      <text:p text:style-name="P5">I do not yield to any one in the reverence due to learning and/ to the learned. <text:s/>I may even presume to compare myself to an ancient/ King of Judah, whom the Talmudists exalt, bearing in his favor an/ enviable testimony. <text:s/>They write that Jehoshaphat held knowledge in/ so high an estimation that he uniformly behaved towards its pos-/-sessors most deferentially. <text:s/>I have endeavoured to copy that example,/ not infrequently in my intercourse with men whose religious views dif-/fered widely form the convictions, which I cherish. <text:s/>I <text:span text:style-name="T2">considered</text:span><text:span text:style-name="T3"> likened/ such men </text:span><text:span text:style-name="T2">as</text:span><text:span text:style-name="T3"> to a casket, </text:span><text:span text:style-name="T2">whose workmanship is outward</text:span><text:span text:style-name="T3"> defective, according/ to my judgment in its outward workmanship but still </text:span><text:span text:style-name="T2">it is</text:span><text:span text:style-name="T3"> valuable by reason of the precious ob-/-ject enshrined therein. <text:s/>In the same manner as learning elicits/ my esteem, so does old age always call forth my veneration. <text:s/>For in/ the long lived is mirrored the goodness of the Almighty, who dispenses/ length of days, and who has bidden us in His inspired volumes to rise/ in the presence of the hoary-headed, as representatives of His boundless/ powers. <text:s/>But more than persons famed for their erudition, &amp; more than/ those far advanced in years, I have ever profoundly respected men/ and women born in Israel, who respect their faith, and who,/ believing that our ancestors </text:span><text:span text:style-name="T2">wh</text:span><text:span text:style-name="T3"> would not deliberately bequeath/ to us falsehood, cling to the instruction of the fathers, as to an/</text:span></text:p>
      <text:p text:style-name="P5"><text:span text:style-name="T3"/></text:p>
      <text:p text:style-name="P5"><text:span text:style-name="T3">[Page 2]</text:span></text:p>
      <text:p text:style-name="P5"><text:span text:style-name="T3">anchor of salvation. <text:s/>As a </text:span><text:span text:style-name="T2">bright</text:span><text:span text:style-name="T3"> fitting illustration of such/ sentiments, I am now about to perform the last duty which/ the living can pay to the dead, over the remains of a typical/ Jewess; virtuous in the primitive meaning of the term, that/ is, strong, valiant, as regards an unshaken attachment to the/ tenets </text:span><text:soft-page-break/><text:span text:style-name="T3">of her creed. <text:s/>My venerable friend, Mrs......./ did not lay claim to an acquaintance with literature; she was not/ book learned, but hers was the possession of a qualification, which/ enables me to overcome allurements, and awe back the counsel/ of the ungodly. <text:s/>From her father--a purely unsophisti-/-cated Israelite--she had derived that sense of abiding trust in her/ Maker, which did not desert her in time of sorrow, but which/ served as a prop to prevent her sinking and falling when the/ weight of trials pressed down heavily. <text:s/>In an age like/ ours, when doubts are drying up hearts once overflowing with/ religious aspirations, and </text:span><text:span text:style-name="T2">the</text:span><text:span text:style-name="T3"> human minds are cramped with/ self-sufficiency, it is indeed very refreshing to meet with a/ Jewess, who confidently leans upon the Rock of all ages, cer-/-tain that He who breathed worlds into life, will not forsake/ His creatures, though they cross the valley of the shadow/ of death. <text:s/>The departed of whom a family in Israel/ is now bereft, deserves the tribute which I render at this/</text:span></text:p>
      <text:p text:style-name="P5"><text:span text:style-name="T3"/></text:p>
      <text:p text:style-name="P5"><text:span text:style-name="T3">[Page 3]</text:span></text:p>
      <text:p text:style-name="P5"><text:span text:style-name="T3">most solemn moment of an earthly separation./ <text:s/>For to the </text:span><text:span text:style-name="T2">external practices</text:span><text:span text:style-name="T3"> observance of the external </text:span><text:span text:style-name="T2">practices</text:span><text:span text:style-name="T3"> ceremonies of/ Judaism, she joined acts of practical piety; deeds of beneficence./ <text:s/>May this merited tribute by one of God's servants, and an/ appreciative friend, prove a source of comfort to the </text:span><text:span text:style-name="T2">survivors</text:span><text:span text:style-name="T3"> mourners./ <text:s/>But infinitely more than the utterances of a fallible being,/ the declaration of a prophet must solace the bereaved</text:span><text:span text:style-name="T2">, and</text:span><text:span text:style-name="T3">/ </text:span><text:span text:style-name="T2">lend them</text:span><text:span text:style-name="T3"> For we have been assured that when our righteousness/ precedes us to the throne of the Eternal Judge, our soul becomes/ irradiated with the rays of a heavenly glory [Hebrew]/ And how inexpressibly sweet the reflection of children,/ whose </text:span><text:span text:style-name="T2">humanly s</text:span><text:span text:style-name="T3"> ministration of love--humanly speaking--/ prolonged the existence of the good mother; children who smoothed her/ aching pillow, and made the transition from the mortal/ to the immortal painless. <text:s/>How joyous, I say, the thought/ that personal afflictions could not lessen in any degree a/ sense of filial devotion to her who gave birth, and suste-/-nance and education to her offspring, and sought to pro-/-mote their welfare. <text:s/>The gold of Ophir; the </text:span><text:span text:style-name="T2">precious</text:span><text:span text:style-name="T3">/ </text:span><text:span text:style-name="T2">brilliant</text:span><text:span text:style-name="T3"> sparkling gems of the Orient cannot offer the satisfaction which/ such memories afford. <text:s/>May they abide with the survivors,/ and lend them spiritual vigor to rise above bereavements/</text:span></text:p>
      <text:p text:style-name="P5"><text:span text:style-name="T3"/></text:p>
      <text:p text:style-name="P5"><text:span text:style-name="T3">[Page 4]</text:span></text:p>
      <text:p text:style-name="P5"><text:span text:style-name="T3">and chastening sufferings. <text:s/>May she who walked in/ integrity, and who is imparadised in the realms of bliss pray/ for all who bore her affection. <text:s/>And may the entreties[sic!] which/ I make, added to her supplications, effect healing, deli-/-verance, domestic peace, and the realization of fond hopes/ that parents have formed for the elevation of their progeny./ <text:s/>Grant it O Lord! who hast inspired our ancient psalm-/-ist to teach that we shall commit our ways unto Thee,/ and Thou wilt bring our wishes to pass, </text:span><text:span text:style-name="T2">so that</text:span><text:span text:style-name="T3"> until </text:span><text:span text:style-name="T2">o</text:span><text:span text:style-name="T3"> our/ light </text:span><text:span text:style-name="T2">may</text:span><text:span text:style-name="T3"> will shine like at noon, and we </text:span><text:span text:style-name="T2">may</text:span><text:span text:style-name="T3"> shall dwell/ in safety upon earth. <text:s/>So may it be. <text:s/>Amen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10-09T14:19:54.10</meta:creation-date>
    <dc:date>2012-10-09T14:37:00.75</dc:date>
    <dc:creator>Penn Libraries</dc:creator>
    <meta:editing-duration>PT00H00M36S</meta:editing-duration>
    <meta:editing-cycles>1</meta:editing-cycles>
    <meta:generator>OpenOffice.org/3.2$Win32 OpenOffice.org_project/320m12$Build-9483</meta:generator>
    <meta:document-statistic meta:table-count="0" meta:image-count="0" meta:object-count="0" meta:page-count="3" meta:paragraph-count="69" meta:word-count="963" meta:character-count="6065"/>
  </office:meta>
</office:document-meta>
</file>